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style:text-properties fo:color="#000000" loext:opacity="100%" style:font-name="Arial" fo:font-size="12pt" fo:background-color="#ffffff" style:font-size-asian="12pt" style:font-size-complex="12pt"/>
    </style:style>
    <style:style style:name="P2" style:family="paragraph" style:parent-style-name="Text_20_body">
      <style:text-properties fo:color="#000000" loext:opacity="100%" style:font-name="Arial" fo:font-size="12pt" fo:font-weight="bold" fo:background-color="#ffffff" style:font-size-asian="12pt" style:font-size-complex="12pt"/>
    </style:style>
    <style:style style:name="P3" style:family="paragraph" style:parent-style-name="Text_20_body">
      <style:text-properties fo:color="#000000" loext:opacity="100%" style:font-name="Arial" fo:font-size="12pt" officeooo:rsid="0024fc09" officeooo:paragraph-rsid="0024fc09" style:font-size-asian="12pt" style:font-size-complex="12pt"/>
    </style:style>
    <style:style style:name="P4" style:family="paragraph" style:parent-style-name="Text_20_body">
      <style:text-properties fo:color="#000000" loext:opacity="100%" style:font-name="Arial"/>
    </style:style>
    <style:style style:name="P5" style:family="paragraph" style:parent-style-name="Text_20_body" style:list-style-name="L1">
      <style:text-properties fo:color="#000000" loext:opacity="100%" style:font-name="Arial" fo:font-size="12pt" fo:background-color="#ffffff" style:font-size-asian="12pt" style:font-size-complex="12pt"/>
    </style:style>
    <style:style style:name="P6" style:family="paragraph" style:parent-style-name="Text_20_body" style:list-style-name="L2">
      <style:text-properties fo:color="#000000" loext:opacity="100%" style:font-name="Arial" fo:font-size="12pt" officeooo:rsid="001e5cef" officeooo:paragraph-rsid="001e5cef" fo:background-color="#ffffff" style:font-size-asian="12pt" style:font-size-complex="12pt"/>
    </style:style>
    <style:style style:name="P7" style:family="paragraph" style:parent-style-name="Text_20_body" style:list-style-name="L2">
      <style:text-properties fo:color="#000000" loext:opacity="100%" style:font-name="Arial" fo:font-size="12pt" officeooo:rsid="0025858d" officeooo:paragraph-rsid="0025858d" fo:background-color="#ffffff" style:font-size-asian="12pt" style:font-size-complex="12pt"/>
    </style:style>
    <style:style style:name="P8" style:family="paragraph" style:parent-style-name="Text_20_body" style:list-style-name="L3">
      <style:text-properties fo:color="#000000" loext:opacity="100%" style:font-name="Arial" fo:font-size="12pt" officeooo:rsid="0025858d" officeooo:paragraph-rsid="0025858d" fo:background-color="#ffffff" style:font-size-asian="12pt" style:font-size-complex="12pt"/>
    </style:style>
    <style:style style:name="P9" style:family="paragraph" style:parent-style-name="Text_20_body" style:list-style-name="L2">
      <style:text-properties fo:color="#000000" loext:opacity="100%" style:font-name="Arial" fo:font-size="12pt" officeooo:rsid="001d08f7" officeooo:paragraph-rsid="0024fc09" fo:background-color="#ffffff" style:font-size-asian="12pt" style:font-size-complex="12pt"/>
    </style:style>
    <style:style style:name="P10" style:family="paragraph" style:parent-style-name="Text_20_body" style:list-style-name="L2">
      <style:text-properties fo:color="#000000" loext:opacity="100%" style:font-name="Arial" fo:font-size="12pt" officeooo:rsid="001d08f7" officeooo:paragraph-rsid="001d08f7" fo:background-color="#ffffff" style:font-size-asian="12pt" style:font-size-complex="12pt"/>
    </style:style>
    <style:style style:name="P11" style:family="paragraph" style:parent-style-name="Text_20_body" style:list-style-name="L1">
      <style:text-properties fo:color="#000000" loext:opacity="100%" style:font-name="Arial" fo:font-size="12pt" officeooo:rsid="001f91b0" officeooo:paragraph-rsid="001d08f7" fo:background-color="#ffffff" style:font-size-asian="12pt" style:font-size-complex="12pt"/>
    </style:style>
    <style:style style:name="P12" style:family="paragraph" style:parent-style-name="Text_20_body" style:list-style-name="L1">
      <style:text-properties fo:color="#000000" loext:opacity="100%" style:font-name="Arial" fo:font-size="12pt" officeooo:rsid="001f91b0" officeooo:paragraph-rsid="001f91b0" fo:background-color="#ffffff" style:font-size-asian="12pt" style:font-size-complex="12pt"/>
    </style:style>
    <style:style style:name="P13" style:family="paragraph" style:parent-style-name="Text_20_body" style:list-style-name="L4">
      <style:text-properties fo:color="#000000" loext:opacity="100%" style:font-name="Arial" fo:font-size="12pt" officeooo:rsid="001f91b0" officeooo:paragraph-rsid="001f91b0" fo:background-color="#ffffff" style:font-size-asian="12pt" style:font-size-complex="12pt"/>
    </style:style>
    <style:style style:name="P14" style:family="paragraph" style:parent-style-name="Text_20_body" style:list-style-name="L4">
      <style:text-properties fo:color="#000000" loext:opacity="100%" style:font-name="Arial" fo:font-size="12pt" officeooo:rsid="001fea6b" officeooo:paragraph-rsid="001fea6b" fo:background-color="#ffffff" style:font-size-asian="12pt" style:font-size-complex="12pt"/>
    </style:style>
    <style:style style:name="P15" style:family="paragraph" style:parent-style-name="Text_20_body">
      <style:text-properties fo:color="#000000" loext:opacity="100%" style:font-name="Arial" fo:font-size="12pt" officeooo:rsid="001fea6b" officeooo:paragraph-rsid="001fea6b" fo:background-color="#ffffff" style:font-size-asian="12pt" style:font-size-complex="12pt"/>
    </style:style>
    <style:style style:name="P16" style:family="paragraph" style:parent-style-name="Text_20_body" style:list-style-name="L7">
      <style:text-properties fo:color="#000000" loext:opacity="100%" style:font-name="Arial" fo:font-size="12pt" officeooo:rsid="00288037" officeooo:paragraph-rsid="00288037" fo:background-color="#ffffff" style:font-size-asian="10.5pt" style:font-size-complex="12pt"/>
    </style:style>
    <style:style style:name="P17" style:family="paragraph" style:parent-style-name="Text_20_body">
      <style:text-properties fo:color="#000000" loext:opacity="100%" style:font-name="Arial" fo:font-size="12pt" officeooo:paragraph-rsid="001fea6b" fo:background-color="#ffffff"/>
    </style:style>
    <style:style style:name="P18" style:family="paragraph" style:parent-style-name="Text_20_body" style:list-style-name="L2">
      <style:text-properties fo:color="#000000" loext:opacity="100%" style:font-name="Arial" fo:font-size="12pt" officeooo:rsid="001d08f7" officeooo:paragraph-rsid="001d08f7" style:font-size-asian="12pt" style:font-size-complex="12pt"/>
    </style:style>
    <style:style style:name="P19" style:family="paragraph" style:parent-style-name="Text_20_body" style:list-style-name="L4">
      <style:text-properties fo:color="#000000" loext:opacity="100%" style:font-name="Arial" fo:font-size="12pt" officeooo:rsid="001fea6b" officeooo:paragraph-rsid="001fea6b" style:font-size-asian="12pt" style:font-size-complex="12pt"/>
    </style:style>
    <style:style style:name="P20" style:family="paragraph" style:parent-style-name="Text_20_body" style:list-style-name="L5">
      <style:text-properties fo:color="#000000" loext:opacity="100%" style:font-name="Arial"/>
    </style:style>
    <style:style style:name="P21" style:family="paragraph" style:parent-style-name="Text_20_body" style:list-style-name="L5">
      <style:paragraph-properties fo:margin-top="0in" fo:margin-bottom="0in" style:contextual-spacing="false"/>
      <style:text-properties fo:color="#000000" loext:opacity="100%" style:font-name="Arial"/>
    </style:style>
    <style:style style:name="P22" style:family="paragraph" style:parent-style-name="Text_20_body" style:list-style-name="L5">
      <style:paragraph-properties fo:margin-top="0in" fo:margin-bottom="0in" style:contextual-spacing="false"/>
      <style:text-properties fo:color="#000000" loext:opacity="100%" style:font-name="Arial" officeooo:paragraph-rsid="0025fdd1"/>
    </style:style>
    <style:style style:name="P23" style:family="paragraph" style:parent-style-name="Text_20_body" style:list-style-name="L6">
      <style:paragraph-properties fo:margin-top="0in" fo:margin-bottom="0in" style:contextual-spacing="false"/>
      <style:text-properties fo:color="#000000" loext:opacity="100%" style:font-name="Arial"/>
    </style:style>
    <style:style style:name="P24" style:family="paragraph" style:parent-style-name="Text_20_body" style:list-style-name="L6">
      <style:text-properties fo:color="#000000" loext:opacity="100%" style:font-name="Arial"/>
    </style:style>
    <style:style style:name="P25" style:family="paragraph" style:parent-style-name="Text_20_body" style:list-style-name="L6">
      <style:text-properties fo:color="#000000" loext:opacity="100%" style:font-name="Arial" officeooo:paragraph-rsid="0024fc09"/>
    </style:style>
    <style:style style:name="T1" style:family="text">
      <style:text-properties fo:font-weight="bold" fo:background-color="#ffffff" loext:char-shading-value="0" style:font-weight-asian="bold" style:font-weight-complex="bold"/>
    </style:style>
    <style:style style:name="T2" style:family="text">
      <style:text-properties fo:font-weight="bold" officeooo:rsid="001fea6b"/>
    </style:style>
    <style:style style:name="T3" style:family="text">
      <style:text-properties fo:font-weight="bold" officeooo:rsid="001fea6b" style:font-size-asian="12pt" style:font-size-complex="12pt"/>
    </style:style>
    <style:style style:name="T4" style:family="text">
      <style:text-properties fo:background-color="#ffffff" loext:char-shading-value="0"/>
    </style:style>
    <style:style style:name="T5" style:family="text">
      <style:text-properties officeooo:rsid="001d567d" fo:background-color="#ffffff" loext:char-shading-value="0"/>
    </style:style>
    <style:style style:name="T6" style:family="text">
      <style:text-properties officeooo:rsid="001e5cef" fo:background-color="#ffffff" loext:char-shading-value="0"/>
    </style:style>
    <style:style style:name="T7" style:family="text">
      <style:text-properties officeooo:rsid="001f91b0" fo:background-color="#ffffff" loext:char-shading-value="0"/>
    </style:style>
    <style:style style:name="T8" style:family="text">
      <style:text-properties officeooo:rsid="0021b9bd" fo:background-color="#ffffff" loext:char-shading-value="0"/>
    </style:style>
    <style:style style:name="T9" style:family="text">
      <style:text-properties officeooo:rsid="0024fc09"/>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Question 1 </text:p>
      <text:p text:style-name="P1">Assume now that you are an SRE who is responsible for maintaining the Availability &amp; Uptime of the company’s environment, which was described previously in the Scenario. At 4:35pm on Friday, there were reports of customers being unable to access the website coming in; at 4:35pm the “Web_Application_Alive” test began failing. Complete the following questions with a full, in-depth, and detailed write-up/response for each: </text:p>
      <text:list xml:id="list4126782994" text:style-name="L1">
        <text:list-item>
          <text:p text:style-name="P5">Describe the steps that you would take to begin debugging the problem, to determine what might be going on. </text:p>
        </text:list-item>
      </text:list>
      <text:list text:style-name="L2">
        <text:list-item>
          <text:list>
            <text:list-item>
              <text:p text:style-name="P6">Are there any clues in monitoring/observability? I would check if the info there corresponds to the same time stamp as the customer reports and the failed checks from “Web_Application_Alive” <text:s/>(See part 2 of Question 1). <text:s/>Assuming no obvious clues pointing me at the culprit are found, move on to:</text:p>
            </text:list-item>
            <text:list-item>
              <text:p text:style-name="P7">Is the instance up and running?</text:p>
            </text:list-item>
            <text:list-item>
              <text:p text:style-name="P7">Is the web server running on wpserver1? </text:p>
            </text:list-item>
            <text:list-item>
              <text:p text:style-name="P9">Is route 53 resolving correctly to the ALB? </text:p>
            </text:list-item>
            <text:list-item>
              <text:p text:style-name="P10">Check to see if the ALB still exists/is functional. If so, are the listeners still present and forwarding traffic to the instance in WP Subnet 1? </text:p>
            </text:list-item>
            <text:list-item>
              <text:p text:style-name="P18"><text:span text:style-name="T4">If the ALB </text:span><text:span text:style-name="T6">appears </text:span><text:span text:style-name="T4">functional, the instance is up, and the web server is running, check to see if the web server is reachable via localhost and also the instance </text:span><text:span text:style-name="T6">wpserver2</text:span><text:span text:style-name="T4"> in WP Subnet 2.</text:span></text:p>
            </text:list-item>
            <text:list-item>
              <text:p text:style-name="P18"><text:span text:style-name="T4">If the web server is up and available from localhost and WP Subnet 2 but not </text:span><text:span text:style-name="T5">accessible, assuming everything in the previous steps looked correct, I would start checking the VPCs to verify they hadn’t changed and were allowing access between the ALB and WP Subnet 1. </text:span><text:span text:style-name="T7"><text:line-break/></text:span></text:p>
            </text:list-item>
          </text:list>
        </text:list-item>
      </text:list>
      <text:list xml:id="list121247019414092" text:continue-list="list4126782994" text:style-name="L1">
        <text:list-item>
          <text:p text:style-name="P11">What metrics, monitoring, or other tooling/processes would you expect to have available within your monitoring system to identify and validate the infrastructure is performing in a functional, healthy state? </text:p>
        </text:list-item>
      </text:list>
      <text:list text:style-name="L3">
        <text:list-item>
          <text:list>
            <text:list-item>
              <text:p text:style-name="P8">Alerting if the instance was unreachable</text:p>
            </text:list-item>
            <text:list-item>
              <text:p text:style-name="P8">Alerting if the web server on the instance went down (not just the external check that tries to pull the web page from the ALB). </text:p>
            </text:list-item>
            <text:list-item>
              <text:p text:style-name="P8">Metrics from the instance and the web server (CPU/memory/disk usage, successful page requests vs unsuccessful page requests from the web server, et cetera). </text:p>
            </text:list-item>
          </text:list>
        </text:list-item>
      </text:list>
      <text:list xml:id="list121245754728335" text:continue-list="list121247019414092" text:style-name="L1">
        <text:list-item>
          <text:p text:style-name="P12">What changes or improvements could be made to the Architecture to reduce the risk of a similar incident? </text:p>
        </text:list-item>
      </text:list>
      <text:list text:style-name="L4">
        <text:list-item>
          <text:list>
            <text:list-item>
              <text:p text:style-name="P13">The instance wpserver2 should be added to the ALB for redundancy.</text:p>
            </text:list-item>
            <text:list-item>
              <text:p text:style-name="P19"><text:soft-page-break/><text:span text:style-name="T7">A</text:span><text:span text:style-name="T4">lerting should be added to both web </text:span><text:span text:style-name="T8">se</text:span><text:span text:style-name="T4">rvers—if either one fails (web server unreachable or system unreachable) an alert should fire even though “</text:span><text:span text:style-name="T6">Web_Application_Alive” </text:span><text:span text:style-name="T4">will continue passing. Early alerts would help increase availability and hopefully prevent getting to the point where the service was down completely.</text:span></text:p>
              <text:p text:style-name="P14"/>
            </text:list-item>
          </text:list>
        </text:list-item>
      </text:list>
      <text:p text:style-name="P3"><text:span text:style-name="T1">Post-mortem</text:span><text:span text:style-name="T4">: </text:span></text:p>
      <text:p text:style-name="P3"><text:span text:style-name="T1">Summary:</text:span><text:span text:style-name="T4"> <text:s/><text:line-break/><text:tab/>On [date] at 4:35 PM, wpserver1 experienced an outage, resulting in its unavailability. The outage impacted the website hosted on wpserver1 and caused a disruption in service for the affected customers. This post mortem aims to provide a detailed analysis of the incident, including the participants involved, a timeline of events, and the root cause analysis.</text:span></text:p>
      <text:list text:style-name="L5">
        <text:list-item>
          <text:p text:style-name="P20">Participants:</text:p>
          <text:list>
            <text:list-item>
              <text:p text:style-name="P21">On-Call SRE (Site Reliability Engineer)</text:p>
            </text:list-item>
            <text:list-item>
              <text:p text:style-name="P21">Application Owner</text:p>
            </text:list-item>
            <text:list-item>
              <text:p text:style-name="P21">Customers (Impacted by the outage)</text:p>
            </text:list-item>
            <text:list-item>
              <text:p text:style-name="P21">Support Team</text:p>
            </text:list-item>
          </text:list>
        </text:list-item>
        <text:list-item>
          <text:p text:style-name="P20">Timeline of Events:</text:p>
          <text:list>
            <text:list-item>
              <text:p text:style-name="P21">[Date &amp; Time]: Outage started at 4:35 PM.</text:p>
            </text:list-item>
            <text:list-item>
              <text:p text:style-name="P21">[4:35 PM]: The CloudWatch Synthetics test, "Web_Application_Alive," began failing, indicating the unavailability of the wpserver1.</text:p>
            </text:list-item>
            <text:list-item>
              <text:p text:style-name="P21">[4:40 PM]: The on-call SRE was alerted about the incident through the monitoring system and initiated the investigation.</text:p>
            </text:list-item>
            <text:list-item>
              <text:p text:style-name="P21">[4:45 PM]: The SRE identified that the wpserver1 instance was not responding to network requests.</text:p>
            </text:list-item>
            <text:list-item>
              <text:p text:style-name="P21">[4:50 PM]: The SRE accessed the AWS Management Console to gather more information about the instance's status and logs.</text:p>
            </text:list-item>
            <text:list-item>
              <text:p text:style-name="P21">[4:55 PM]: Upon reviewing the logs, the SRE noticed that there were no recent system errors or significant events leading up to the outage.</text:p>
            </text:list-item>
            <text:list-item>
              <text:p text:style-name="P21">[5:00 PM]: The SRE attempted to restart the wpserver1 instance to restore its functionality but encountered an error during the process.</text:p>
            </text:list-item>
            <text:list-item>
              <text:p text:style-name="P21">[5:05 PM]: The SRE escalated the issue to the application owner for further assistance.</text:p>
            </text:list-item>
            <text:list-item>
              <text:p text:style-name="P21">[5:10 PM]: The application owner joined the investigation and reviewed the instance logs and system metrics.</text:p>
            </text:list-item>
            <text:list-item>
              <text:p text:style-name="P21">[5:15 PM]: The application owner identified a critical error in the application code running on wpserver1 that caused it to crash and become unresponsive.</text:p>
            </text:list-item>
            <text:list-item>
              <text:p text:style-name="P22">[5:20 PM]: The application owner rolled back the recent code changes that led to the crash and initiated the process to bring wpserver1 back online.</text:p>
            </text:list-item>
            <text:list-item>
              <text:p text:style-name="P21"><text:soft-page-break/>[5:30 PM]: The wpserver1 instance was successfully restarted, and the website started to function normally.</text:p>
            </text:list-item>
            <text:list-item>
              <text:p text:style-name="P21">[5:35 PM]: The SRE monitored the instance and confirmed that wpserver1 was operational and serving customer requests without any further issues.</text:p>
            </text:list-item>
            <text:list-item>
              <text:p text:style-name="P21">[5:40 PM]: The SRE communicated with the customers and informed them about the outage resolution.</text:p>
            </text:list-item>
          </text:list>
        </text:list-item>
        <text:list-item>
          <text:p text:style-name="P20">Root Cause Analysis: The root cause of the wpserver1 outage was identified as a critical error in the application code running on the instance. This error caused the application to crash, rendering the server unresponsive and resulting in the website's unavailability.</text:p>
        </text:list-item>
      </text:list>
      <text:p text:style-name="P4">The incident exposed a gap in the testing and deployment process, allowing the faulty code changes to be deployed to the production environment. Additionally, the lack of automated monitoring and recovery mechanisms contributed to the delay in identifying and resolving the issue.</text:p>
      <text:p text:style-name="P4">To prevent similar incidents in the future, the following actions will be taken:</text:p>
      <text:list text:style-name="L6">
        <text:list-item>
          <text:p text:style-name="P23">Improve the testing process by implementing comprehensive unit tests, integration tests, and staging environment testing.</text:p>
        </text:list-item>
        <text:list-item>
          <text:p text:style-name="P23">Strengthen the deployment process by enforcing code reviews, using continuous integration/continuous deployment (CI/CD) pipelines, and incorporating canary deployments for risk mitigation.</text:p>
        </text:list-item>
        <text:list-item>
          <text:p text:style-name="P23">Enhance monitoring capabilities by implementing proactive monitoring and alerting mechanisms to detect issues promptly.</text:p>
        </text:list-item>
        <text:list-item>
          <text:p text:style-name="P24">Implement automated recovery mechanisms, such as auto-scaling and auto-recovery, to minimize downtime and ensure the resilience of the infrastructure.</text:p>
        </text:list-item>
        <text:list-item>
          <text:p text:style-name="P25"><text:span text:style-name="T9">Add second ec2 instance wpserver2 to the existing ALB for application redundancy.</text:span></text:p>
        </text:list-item>
      </text:list>
      <text:p text:style-name="P15"/>
      <text:p text:style-name="P17"><text:span text:style-name="T3">Question 2 </text:span></text:p>
      <text:p text:style-name="P17"><text:span text:style-name="T3"/></text:p>
      <text:list text:style-name="L7">
        <text:list-item>
          <text:p text:style-name="P16">See directory win_patch for codified ansible solution to the above.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6T21:39:58.048267195</meta:creation-date>
    <dc:date>2023-06-12T12:12:29.150530653</dc:date>
    <meta:editing-duration>PT2H21M39S</meta:editing-duration>
    <meta:editing-cycles>13</meta:editing-cycles>
    <meta:generator>LibreOffice/7.5.4.2$MacOSX_X86_64 LibreOffice_project/36ccfdc35048b057fd9854c757a8b67ec53977b6</meta:generator>
    <meta:document-statistic meta:table-count="0" meta:image-count="0" meta:object-count="0" meta:page-count="3" meta:paragraph-count="50" meta:word-count="980" meta:character-count="6139" meta:non-whitespace-character-count="5232"/>
  </office:meta>
</office:document-meta>
</file>